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85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87.9pt"/>
    </style:style>
    <style:style style:name="co4" style:family="table-column">
      <style:table-column-properties fo:break-before="auto" style:column-width="52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st_cal" table:style-name="ta1">
        <table:shapes>
          <draw:frame draw:z-index="0" draw:style-name="gr1" draw:text-style-name="P1" svg:width="872.99pt" svg:height="286.87pt" svg:x="231.25pt" svg:y="9.04pt">
            <draw:object draw:notify-on-update-of-ranges="fast_cal.D1:fast_cal.D1 fast_cal.D2:fast_cal.D3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cal_cyc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solenoid_time_us</text:p>
          </table:table-cell>
          <table:table-cell office:value-type="string" calcext:value-type="string">
            <text:p>voltage_V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22" calcext:value-type="float">
            <text:p>2822</text:p>
          </table:table-cell>
          <table:table-cell office:value-type="float" office:value="1.07" calcext:value-type="float">
            <text:p>1.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float" office:value="1.03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09" calcext:value-type="float">
            <text:p>3009</text:p>
          </table:table-cell>
          <table:table-cell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10" calcext:value-type="float">
            <text:p>27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99" calcext:value-type="float">
            <text:p>2499</text:p>
          </table:table-cell>
          <table:table-cell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31" calcext:value-type="float">
            <text:p>3231</text:p>
          </table:table-cell>
          <table:table-cell office:value-type="float" office:value="1.03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19" calcext:value-type="float">
            <text:p>2419</text:p>
          </table:table-cell>
          <table:table-cell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74" calcext:value-type="float">
            <text:p>2674</text:p>
          </table:table-cell>
          <table:table-cell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02" calcext:value-type="float">
            <text:p>3102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81" calcext:value-type="float">
            <text:p>3581</text:p>
          </table:table-cell>
          <table:table-cell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62" calcext:value-type="float">
            <text:p>2962</text:p>
          </table:table-cell>
          <table:table-cell office:value-type="float" office:value="1.04" calcext:value-type="float">
            <text:p>1.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81" calcext:value-type="float">
            <text:p>2481</text:p>
          </table:table-cell>
          <table:table-cell office:value-type="float" office:value="1.09" calcext:value-type="float">
            <text:p>1.0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09" calcext:value-type="float">
            <text:p>2309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06" calcext:value-type="float">
            <text:p>2606</text:p>
          </table:table-cell>
          <table:table-cell office:value-type="float" office:value="1.06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93" calcext:value-type="float">
            <text:p>2993</text:p>
          </table:table-cell>
          <table:table-cell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990" calcext:value-type="float">
            <text:p>2990</text:p>
          </table:table-cell>
          <table:table-cell office:value-type="float" office:value="1.03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27" calcext:value-type="float">
            <text:p>2227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854" calcext:value-type="float">
            <text:p>2854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17" calcext:value-type="float">
            <text:p>1917</text:p>
          </table:table-cell>
          <table:table-cell office:value-type="float" office:value="0.81" calcext:value-type="float">
            <text:p>0.8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66" calcext:value-type="float">
            <text:p>3066</text:p>
          </table:table-cell>
          <table:table-cell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86" calcext:value-type="float">
            <text:p>3286</text:p>
          </table:table-cell>
          <table:table-cell office:value-type="float" office:value="1.08" calcext:value-type="float">
            <text:p>1.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94" calcext:value-type="float">
            <text:p>1994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74" calcext:value-type="float">
            <text:p>2174</text:p>
          </table:table-cell>
          <table:table-cell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79" calcext:value-type="float">
            <text:p>2179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669" calcext:value-type="float">
            <text:p>2669</text:p>
          </table:table-cell>
          <table:table-cell office:value-type="float" office:value="2.03" calcext:value-type="float">
            <text:p>2.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172" calcext:value-type="float">
            <text:p>3172</text:p>
          </table:table-cell>
          <table:table-cell office:value-type="float" office:value="0.66" calcext:value-type="float">
            <text:p>0.66</text:p>
          </table:table-cell>
          <table:table-cell table:number-columns-repeated="3"/>
          <table:table-cell office:value-type="string" calcext:value-type="string">
            <text:p>things still converge to 1 V fairly wel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641" calcext:value-type="float">
            <text:p>3641</text:p>
          </table:table-cell>
          <table:table-cell office:value-type="float" office:value="1.18" calcext:value-type="float">
            <text:p>1.1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149" calcext:value-type="float">
            <text:p>4149</text:p>
          </table:table-cell>
          <table:table-cell office:value-type="float" office:value="1.19" calcext:value-type="float">
            <text:p>1.1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222" calcext:value-type="float">
            <text:p>4222</text:p>
          </table:table-cell>
          <table:table-cell office:value-type="float" office:value="1.14" calcext:value-type="float">
            <text:p>1.1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817" calcext:value-type="float">
            <text:p>4817</text:p>
          </table:table-cell>
          <table:table-cell office:value-type="float" office:value="1.42" calcext:value-type="float">
            <text:p>1.4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9" calcext:value-type="float">
            <text:p>3009</text:p>
          </table:table-cell>
          <table:table-cell office:value-type="float" office:value="1.19" calcext:value-type="float">
            <text:p>1.1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42" calcext:value-type="float">
            <text:p>3242</text:p>
          </table:table-cell>
          <table:table-cell office:value-type="float" office:value="1.34" calcext:value-type="float">
            <text:p>1.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618" calcext:value-type="float">
            <text:p>2618</text:p>
          </table:table-cell>
          <table:table-cell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69" calcext:value-type="float">
            <text:p>3069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428" calcext:value-type="float">
            <text:p>3428</text:p>
          </table:table-cell>
          <table:table-cell office:value-type="float" office:value="1.03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729" calcext:value-type="float">
            <text:p>2729</text:p>
          </table:table-cell>
          <table:table-cell office:value-type="float" office:value="1.29" calcext:value-type="float">
            <text:p>1.2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04" calcext:value-type="float">
            <text:p>3004</text:p>
          </table:table-cell>
          <table:table-cell office:value-type="float" office:value="1.13" calcext:value-type="float">
            <text:p>1.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" calcext:value-type="float">
            <text:p>2771</text:p>
          </table:table-cell>
          <table:table-cell office:value-type="float" office:value="1.03" calcext:value-type="float">
            <text:p>1.0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99" calcext:value-type="float">
            <text:p>2599</text:p>
          </table:table-cell>
          <table:table-cell office:value-type="float" office:value="0.92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02" calcext:value-type="float">
            <text:p>30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10" calcext:value-type="float">
            <text:p>2710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92" calcext:value-type="float">
            <text:p>2492</text:p>
          </table:table-cell>
          <table:table-cell office:value-type="float" office:value="1.04" calcext:value-type="float">
            <text:p>1.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22" calcext:value-type="float">
            <text:p>3222</text:p>
          </table:table-cell>
          <table:table-cell office:value-type="float" office:value="1.04" calcext:value-type="float">
            <text:p>1.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12" calcext:value-type="float">
            <text:p>2412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661" calcext:value-type="float">
            <text:p>2661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99" calcext:value-type="float">
            <text:p>3099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68" calcext:value-type="float">
            <text:p>3568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954" calcext:value-type="float">
            <text:p>2954</text:p>
          </table:table-cell>
          <table:table-cell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62" calcext:value-type="float">
            <text:p>2462</text:p>
          </table:table-cell>
          <table:table-cell office:value-type="float" office:value="1.04" calcext:value-type="float">
            <text:p>1.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20" calcext:value-type="float">
            <text:p>2320</text:p>
          </table:table-cell>
          <table:table-cell office:value-type="float" office:value="1.14" calcext:value-type="float">
            <text:p>1.1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93" calcext:value-type="float">
            <text:p>2593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982" calcext:value-type="float">
            <text:p>2982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85" calcext:value-type="float">
            <text:p>2985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33" calcext:value-type="float">
            <text:p>2233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858" calcext:value-type="float">
            <text:p>2858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51" calcext:value-type="float">
            <text:p>1951</text:p>
          </table:table-cell>
          <table:table-cell office:value-type="float" office:value="1.06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063" calcext:value-type="float">
            <text:p>3063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72" calcext:value-type="float">
            <text:p>3272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992" calcext:value-type="float">
            <text:p>1992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171" calcext:value-type="float">
            <text:p>2171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230" calcext:value-type="float">
            <text:p>2230</text:p>
          </table:table-cell>
          <table:table-cell office:value-type="float" office:value="0.83" calcext:value-type="float">
            <text:p>0.8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497" calcext:value-type="float">
            <text:p>2497</text:p>
          </table:table-cell>
          <table:table-cell office:value-type="float" office:value="1.48" calcext:value-type="float">
            <text:p>1.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27" calcext:value-type="float">
            <text:p>3227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613" calcext:value-type="float">
            <text:p>3613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119" calcext:value-type="float">
            <text:p>4119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201" calcext:value-type="float">
            <text:p>4201</text:p>
          </table:table-cell>
          <table:table-cell office:value-type="float" office:value="0.84" calcext:value-type="float">
            <text:p>0.8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752" calcext:value-type="float">
            <text:p>4752</text:p>
          </table:table-cell>
          <table:table-cell office:value-type="float" office:value="1.19" calcext:value-type="float">
            <text:p>1.1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980" calcext:value-type="float">
            <text:p>2980</text:p>
          </table:table-cell>
          <table:table-cell office:value-type="float" office:value="1.11" calcext:value-type="float">
            <text:p>1.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191" calcext:value-type="float">
            <text:p>3191</text:p>
          </table:table-cell>
          <table:table-cell office:value-type="float" office:value="1.16" calcext:value-type="float">
            <text:p>1.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96" calcext:value-type="float">
            <text:p>2596</text:p>
          </table:table-cell>
          <table:table-cell office:value-type="float" office:value="0.91" calcext:value-type="float">
            <text:p>0.9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039" calcext:value-type="float">
            <text:p>3039</text:p>
          </table:table-cell>
          <table:table-cell office:value-type="float" office:value="1.32" calcext:value-type="float">
            <text:p>1.3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424" calcext:value-type="float">
            <text:p>3424</text:p>
          </table:table-cell>
          <table:table-cell office:value-type="float" office:value="0.83" calcext:value-type="float">
            <text:p>0.8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686" calcext:value-type="float">
            <text:p>2686</text:p>
          </table:table-cell>
          <table:table-cell office:value-type="float" office:value="0.83" calcext:value-type="float">
            <text:p>0.8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85" calcext:value-type="float">
            <text:p>2985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48" calcext:value-type="float">
            <text:p>2748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42" calcext:value-type="float">
            <text:p>2642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01" calcext:value-type="float">
            <text:p>3001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18" calcext:value-type="float">
            <text:p>2718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78" calcext:value-type="float">
            <text:p>2478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09" calcext:value-type="float">
            <text:p>3209</text:p>
          </table:table-cell>
          <table:table-cell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09" calcext:value-type="float">
            <text:p>24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59" calcext:value-type="float">
            <text:p>2659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100" calcext:value-type="float">
            <text:p>3100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580" calcext:value-type="float">
            <text:p>3580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962" calcext:value-type="float">
            <text:p>2962</text:p>
          </table:table-cell>
          <table:table-cell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53" calcext:value-type="float">
            <text:p>2453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89" calcext:value-type="float">
            <text:p>2289</text:p>
          </table:table-cell>
          <table:table-cell office:value-type="float" office:value="0.73" calcext:value-type="float">
            <text:p>0.7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95" calcext:value-type="float">
            <text:p>2595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980" calcext:value-type="float">
            <text:p>29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990" calcext:value-type="float">
            <text:p>2990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238" calcext:value-type="float">
            <text:p>2238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868" calcext:value-type="float">
            <text:p>2868</text:p>
          </table:table-cell>
          <table:table-cell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40" calcext:value-type="float">
            <text:p>1940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66" calcext:value-type="float">
            <text:p>3066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76" calcext:value-type="float">
            <text:p>3276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992" calcext:value-type="float">
            <text:p>1992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188" calcext:value-type="float">
            <text:p>2188</text:p>
          </table:table-cell>
          <table:table-cell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258" calcext:value-type="float">
            <text:p>2258</text:p>
          </table:table-cell>
          <table:table-cell office:value-type="float" office:value="0.83" calcext:value-type="float">
            <text:p>0.8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417" calcext:value-type="float">
            <text:p>2417</text:p>
          </table:table-cell>
          <table:table-cell office:value-type="float" office:value="1.26" calcext:value-type="float">
            <text:p>1.2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268" calcext:value-type="float">
            <text:p>3268</text:p>
          </table:table-cell>
          <table:table-cell office:value-type="float" office:value="0.86" calcext:value-type="float">
            <text:p>0.8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615" calcext:value-type="float">
            <text:p>3615</text:p>
          </table:table-cell>
          <table:table-cell office:value-type="float" office:value="1.03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117" calcext:value-type="float">
            <text:p>4117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226" calcext:value-type="float">
            <text:p>4226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722" calcext:value-type="float">
            <text:p>4722</text:p>
          </table:table-cell>
          <table:table-cell office:value-type="float" office:value="1.11" calcext:value-type="float">
            <text:p>1.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963" calcext:value-type="float">
            <text:p>29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166" calcext:value-type="float">
            <text:p>3166</text:p>
          </table:table-cell>
          <table:table-cell office:value-type="float" office:value="0.89" calcext:value-type="float">
            <text:p>0.8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609" calcext:value-type="float">
            <text:p>2609</text:p>
          </table:table-cell>
          <table:table-cell office:value-type="float" office:value="0.87" calcext:value-type="float">
            <text:p>0.8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991" calcext:value-type="float">
            <text:p>2991</text:p>
          </table:table-cell>
          <table:table-cell office:value-type="float" office:value="0.76" calcext:value-type="float">
            <text:p>0.7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449" calcext:value-type="float">
            <text:p>3449</text:p>
          </table:table-cell>
          <table:table-cell office:value-type="float" office:value="0.87" calcext:value-type="float">
            <text:p>0.8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710" calcext:value-type="float">
            <text:p>2710</text:p>
          </table:table-cell>
          <table:table-cell office:value-type="float" office:value="0.82" calcext:value-type="float">
            <text:p>0.8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986" calcext:value-type="float">
            <text:p>2986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39" calcext:value-type="float">
            <text:p>27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74" calcext:value-type="float">
            <text:p>2674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03" calcext:value-type="float">
            <text:p>3003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25" calcext:value-type="float">
            <text:p>2725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83" calcext:value-type="float">
            <text:p>24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04" calcext:value-type="float">
            <text:p>32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09" calcext:value-type="float">
            <text:p>2409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65" calcext:value-type="float">
            <text:p>2665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08" calcext:value-type="float">
            <text:p>3108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88" calcext:value-type="float">
            <text:p>3588</text:p>
          </table:table-cell>
          <table:table-cell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72" calcext:value-type="float">
            <text:p>2972</text:p>
          </table:table-cell>
          <table:table-cell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51" calcext:value-type="float">
            <text:p>245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47" calcext:value-type="float">
            <text:p>2347</text:p>
          </table:table-cell>
          <table:table-cell office:value-type="float" office:value="1.08" calcext:value-type="float">
            <text:p>1.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605" calcext:value-type="float">
            <text:p>2605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980" calcext:value-type="float">
            <text:p>29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95" calcext:value-type="float">
            <text:p>2995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237" calcext:value-type="float">
            <text:p>2237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880" calcext:value-type="float">
            <text:p>2880</text:p>
          </table:table-cell>
          <table:table-cell office:value-type="float" office:value="0.91" calcext:value-type="float">
            <text:p>0.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42" calcext:value-type="float">
            <text:p>1942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074" calcext:value-type="float">
            <text:p>3074</text:p>
          </table:table-cell>
          <table:table-cell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279" calcext:value-type="float">
            <text:p>3279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009" calcext:value-type="float">
            <text:p>2009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200" calcext:value-type="float">
            <text:p>2200</text:p>
          </table:table-cell>
          <table:table-cell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286" calcext:value-type="float">
            <text:p>2286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375" calcext:value-type="float">
            <text:p>2375</text:p>
          </table:table-cell>
          <table:table-cell office:value-type="float" office:value="1.12" calcext:value-type="float">
            <text:p>1.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291" calcext:value-type="float">
            <text:p>3291</text:p>
          </table:table-cell>
          <table:table-cell office:value-type="float" office:value="0.86" calcext:value-type="float">
            <text:p>0.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610" calcext:value-type="float">
            <text:p>3610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124" calcext:value-type="float">
            <text:p>41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235" calcext:value-type="float">
            <text:p>4235</text:p>
          </table:table-cell>
          <table:table-cell office:value-type="float" office:value="0.86" calcext:value-type="float">
            <text:p>0.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705" calcext:value-type="float">
            <text:p>4705</text:p>
          </table:table-cell>
          <table:table-cell office:value-type="float" office:value="1.13" calcext:value-type="float">
            <text:p>1.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963" calcext:value-type="float">
            <text:p>2963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182" calcext:value-type="float">
            <text:p>3182</text:p>
          </table:table-cell>
          <table:table-cell office:value-type="float" office:value="0.92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628" calcext:value-type="float">
            <text:p>2628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027" calcext:value-type="float">
            <text:p>3027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467" calcext:value-type="float">
            <text:p>3467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735" calcext:value-type="float">
            <text:p>2735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994" calcext:value-type="float">
            <text:p>2994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36" calcext:value-type="float">
            <text:p>27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31" calcext:value-type="float">
            <text:p>2731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83" calcext:value-type="float">
            <text:p>2483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03" calcext:value-type="float">
            <text:p>32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13" calcext:value-type="float">
            <text:p>24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69" calcext:value-type="float">
            <text:p>266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116" calcext:value-type="float">
            <text:p>3116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597" calcext:value-type="float">
            <text:p>3597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81" calcext:value-type="float">
            <text:p>2981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451" calcext:value-type="float">
            <text:p>245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29" calcext:value-type="float">
            <text:p>2329</text:p>
          </table:table-cell>
          <table:table-cell office:value-type="float" office:value="1.07" calcext:value-type="float">
            <text:p>1.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09" calcext:value-type="float">
            <text:p>2609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80" calcext:value-type="float">
            <text:p>29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998" calcext:value-type="float">
            <text:p>2998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48" calcext:value-type="float">
            <text:p>22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897" calcext:value-type="float">
            <text:p>2897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50" calcext:value-type="float">
            <text:p>1950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080" calcext:value-type="float">
            <text:p>3080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282" calcext:value-type="float">
            <text:p>3282</text:p>
          </table:table-cell>
          <table:table-cell office:value-type="float" office:value="0.92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207" calcext:value-type="float">
            <text:p>2207</text:p>
          </table:table-cell>
          <table:table-cell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303" calcext:value-type="float">
            <text:p>2303</text:p>
          </table:table-cell>
          <table:table-cell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356" calcext:value-type="float">
            <text:p>2356</text:p>
          </table:table-cell>
          <table:table-cell office:value-type="float" office:value="1.07" calcext:value-type="float">
            <text:p>1.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13" calcext:value-type="float">
            <text:p>3313</text:p>
          </table:table-cell>
          <table:table-cell office:value-type="float" office:value="0.89" calcext:value-type="float">
            <text:p>0.8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613" calcext:value-type="float">
            <text:p>3613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124" calcext:value-type="float">
            <text:p>4124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257" calcext:value-type="float">
            <text:p>4257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686" calcext:value-type="float">
            <text:p>4686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965" calcext:value-type="float">
            <text:p>2965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193" calcext:value-type="float">
            <text:p>3193</text:p>
          </table:table-cell>
          <table:table-cell office:value-type="float" office:value="0.87" calcext:value-type="float">
            <text:p>0.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637" calcext:value-type="float">
            <text:p>26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031" calcext:value-type="float">
            <text:p>3031</text:p>
          </table:table-cell>
          <table:table-cell office:value-type="float" office:value="0.84" calcext:value-type="float">
            <text:p>0.8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481" calcext:value-type="float">
            <text:p>3481</text:p>
          </table:table-cell>
          <table:table-cell office:value-type="float" office:value="0.91" calcext:value-type="float">
            <text:p>0.9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737" calcext:value-type="float">
            <text:p>2737</text:p>
          </table:table-cell>
          <table:table-cell office:value-type="float" office:value="0.86" calcext:value-type="float">
            <text:p>0.8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998" calcext:value-type="float">
            <text:p>2998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36" calcext:value-type="float">
            <text:p>2736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84" calcext:value-type="float">
            <text:p>2684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06" calcext:value-type="float">
            <text:p>30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34" calcext:value-type="float">
            <text:p>2734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88" calcext:value-type="float">
            <text:p>2488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203" calcext:value-type="float">
            <text:p>32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13" calcext:value-type="float">
            <text:p>2413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669" calcext:value-type="float">
            <text:p>266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21" calcext:value-type="float">
            <text:p>3121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601" calcext:value-type="float">
            <text:p>3601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87" calcext:value-type="float">
            <text:p>2987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51" calcext:value-type="float">
            <text:p>2451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15" calcext:value-type="float">
            <text:p>2315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18" calcext:value-type="float">
            <text:p>2618</text:p>
          </table:table-cell>
          <table:table-cell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80" calcext:value-type="float">
            <text:p>2980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02" calcext:value-type="float">
            <text:p>30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48" calcext:value-type="float">
            <text:p>2248</text:p>
          </table:table-cell>
          <table:table-cell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907" calcext:value-type="float">
            <text:p>2907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48" calcext:value-type="float">
            <text:p>1948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084" calcext:value-type="float">
            <text:p>3084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296" calcext:value-type="float">
            <text:p>3296</text:p>
          </table:table-cell>
          <table:table-cell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199" calcext:value-type="float">
            <text:p>21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314" calcext:value-type="float">
            <text:p>2314</text:p>
          </table:table-cell>
          <table:table-cell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344" calcext:value-type="float">
            <text:p>2344</text:p>
          </table:table-cell>
          <table:table-cell office:value-type="float" office:value="1.03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330" calcext:value-type="float">
            <text:p>3330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622" calcext:value-type="float">
            <text:p>3622</text:p>
          </table:table-cell>
          <table:table-cell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131" calcext:value-type="float">
            <text:p>4131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257" calcext:value-type="float">
            <text:p>4257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689" calcext:value-type="float">
            <text:p>4689</text:p>
          </table:table-cell>
          <table:table-cell office:value-type="float" office:value="0.81" calcext:value-type="float">
            <text:p>0.8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979" calcext:value-type="float">
            <text:p>2979</text:p>
          </table:table-cell>
          <table:table-cell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213" calcext:value-type="float">
            <text:p>3213</text:p>
          </table:table-cell>
          <table:table-cell office:value-type="float" office:value="0.87" calcext:value-type="float">
            <text:p>0.8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637" calcext:value-type="float">
            <text:p>2637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054" calcext:value-type="float">
            <text:p>30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494" calcext:value-type="float">
            <text:p>3494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757" calcext:value-type="float">
            <text:p>2757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006" calcext:value-type="float">
            <text:p>30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29" calcext:value-type="float">
            <text:p>2729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06" calcext:value-type="float">
            <text:p>30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737" calcext:value-type="float">
            <text:p>2737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86" calcext:value-type="float">
            <text:p>2486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03" calcext:value-type="float">
            <text:p>32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15" calcext:value-type="float">
            <text:p>24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69" calcext:value-type="float">
            <text:p>2669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126" calcext:value-type="float">
            <text:p>3126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03" calcext:value-type="float">
            <text:p>3603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992" calcext:value-type="float">
            <text:p>2992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55" calcext:value-type="float">
            <text:p>2455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37" calcext:value-type="float">
            <text:p>2337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25" calcext:value-type="float">
            <text:p>2625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79" calcext:value-type="float">
            <text:p>2979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02" calcext:value-type="float">
            <text:p>30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45" calcext:value-type="float">
            <text:p>2245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917" calcext:value-type="float">
            <text:p>2917</text:p>
          </table:table-cell>
          <table:table-cell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53" calcext:value-type="float">
            <text:p>1953</text:p>
          </table:table-cell>
          <table:table-cell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087" calcext:value-type="float">
            <text:p>3087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309" calcext:value-type="float">
            <text:p>3309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99" calcext:value-type="float">
            <text:p>2199</text:p>
          </table:table-cell>
          <table:table-cell office:value-type="float" office:value="1.06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325" calcext:value-type="float">
            <text:p>2325</text:p>
          </table:table-cell>
          <table:table-cell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340" calcext:value-type="float">
            <text:p>2340</text:p>
          </table:table-cell>
          <table:table-cell office:value-type="float" office:value="1.03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332" calcext:value-type="float">
            <text:p>3332</text:p>
          </table:table-cell>
          <table:table-cell office:value-type="float" office:value="1.04" calcext:value-type="float">
            <text:p>1.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633" calcext:value-type="float">
            <text:p>3633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130" calcext:value-type="float">
            <text:p>4130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260" calcext:value-type="float">
            <text:p>4260</text:p>
          </table:table-cell>
          <table:table-cell office:value-type="float" office:value="0.85" calcext:value-type="float">
            <text:p>0.8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718" calcext:value-type="float">
            <text:p>4718</text:p>
          </table:table-cell>
          <table:table-cell office:value-type="float" office:value="0.88" calcext:value-type="float">
            <text:p>0.8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989" calcext:value-type="float">
            <text:p>2989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232" calcext:value-type="float">
            <text:p>3232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646" calcext:value-type="float">
            <text:p>26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054" calcext:value-type="float">
            <text:p>3054</text:p>
          </table:table-cell>
          <table:table-cell office:value-type="float" office:value="0.89" calcext:value-type="float">
            <text:p>0.8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498" calcext:value-type="float">
            <text:p>3498</text:p>
          </table:table-cell>
          <table:table-cell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766" calcext:value-type="float">
            <text:p>2766</text:p>
          </table:table-cell>
          <table:table-cell office:value-type="float" office:value="1.04" calcext:value-type="float">
            <text:p>1.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006" calcext:value-type="float">
            <text:p>3006</text:p>
          </table:table-cell>
          <table:table-cell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35" calcext:value-type="float">
            <text:p>27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84" calcext:value-type="float">
            <text:p>26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07" calcext:value-type="float">
            <text:p>3007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740" calcext:value-type="float">
            <text:p>2740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92" calcext:value-type="float">
            <text:p>2492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202" calcext:value-type="float">
            <text:p>3202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14" calcext:value-type="float">
            <text:p>24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672" calcext:value-type="float">
            <text:p>26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27" calcext:value-type="float">
            <text:p>31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607" calcext:value-type="float">
            <text:p>3607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997" calcext:value-type="float">
            <text:p>2997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57" calcext:value-type="float">
            <text:p>2457</text:p>
          </table:table-cell>
          <table:table-cell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15" calcext:value-type="float">
            <text:p>2315</text:p>
          </table:table-cell>
          <table:table-cell office:value-type="float" office:value="0.85" calcext:value-type="float">
            <text:p>0.8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626" calcext:value-type="float">
            <text:p>2626</text:p>
          </table:table-cell>
          <table:table-cell office:value-type="float" office:value="1.04" calcext:value-type="float">
            <text:p>1.0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77" calcext:value-type="float">
            <text:p>2977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002" calcext:value-type="float">
            <text:p>3002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249" calcext:value-type="float">
            <text:p>2249</text:p>
          </table:table-cell>
          <table:table-cell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923" calcext:value-type="float">
            <text:p>2923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51" calcext:value-type="float">
            <text:p>1951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089" calcext:value-type="float">
            <text:p>3089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20" calcext:value-type="float">
            <text:p>33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190" calcext:value-type="float">
            <text:p>2190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332" calcext:value-type="float">
            <text:p>23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336" calcext:value-type="float">
            <text:p>2336</text:p>
          </table:table-cell>
          <table:table-cell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327" calcext:value-type="float">
            <text:p>3327</text:p>
          </table:table-cell>
          <table:table-cell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634" calcext:value-type="float">
            <text:p>3634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140" calcext:value-type="float">
            <text:p>4140</text:p>
          </table:table-cell>
          <table:table-cell office:value-type="float" office:value="1.06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284" calcext:value-type="float">
            <text:p>4284</text:p>
          </table:table-cell>
          <table:table-cell office:value-type="float" office:value="1.04" calcext:value-type="float">
            <text:p>1.0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736" calcext:value-type="float">
            <text:p>4736</text:p>
          </table:table-cell>
          <table:table-cell office:value-type="float" office:value="0.82" calcext:value-type="float">
            <text:p>0.8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003" calcext:value-type="float">
            <text:p>3003</text:p>
          </table:table-cell>
          <table:table-cell office:value-type="float" office:value="0.92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234" calcext:value-type="float">
            <text:p>3234</text:p>
          </table:table-cell>
          <table:table-cell office:value-type="float" office:value="0.87" calcext:value-type="float">
            <text:p>0.8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646" calcext:value-type="float">
            <text:p>2646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069" calcext:value-type="float">
            <text:p>3069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490" calcext:value-type="float">
            <text:p>3490</text:p>
          </table:table-cell>
          <table:table-cell office:value-type="float" office:value="1.26" calcext:value-type="float">
            <text:p>1.2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760" calcext:value-type="float">
            <text:p>2760</text:p>
          </table:table-cell>
          <table:table-cell office:value-type="float" office:value="1.11" calcext:value-type="float">
            <text:p>1.1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011" calcext:value-type="float">
            <text:p>3011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36" calcext:value-type="float">
            <text:p>2736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83" calcext:value-type="float">
            <text:p>26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04" calcext:value-type="float">
            <text:p>30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743" calcext:value-type="float">
            <text:p>27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89" calcext:value-type="float">
            <text:p>2489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415" calcext:value-type="float">
            <text:p>2415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672" calcext:value-type="float">
            <text:p>26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127" calcext:value-type="float">
            <text:p>3127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608" calcext:value-type="float">
            <text:p>3608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453" calcext:value-type="float">
            <text:p>2453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47" calcext:value-type="float">
            <text:p>2347</text:p>
          </table:table-cell>
          <table:table-cell office:value-type="float" office:value="1.07" calcext:value-type="float">
            <text:p>1.0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18" calcext:value-type="float">
            <text:p>2618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982" calcext:value-type="float">
            <text:p>2982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05" calcext:value-type="float">
            <text:p>30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56" calcext:value-type="float">
            <text:p>2256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928" calcext:value-type="float">
            <text:p>2928</text:p>
          </table:table-cell>
          <table:table-cell office:value-type="float" office:value="1.06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57" calcext:value-type="float">
            <text:p>1957</text:p>
          </table:table-cell>
          <table:table-cell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93" calcext:value-type="float">
            <text:p>309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320" calcext:value-type="float">
            <text:p>3320</text:p>
          </table:table-cell>
          <table:table-cell office:value-type="float" office:value="1.03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20" calcext:value-type="float">
            <text:p>2020</text:p>
          </table:table-cell>
          <table:table-cell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207" calcext:value-type="float">
            <text:p>2207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332" calcext:value-type="float">
            <text:p>2332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43" calcext:value-type="float">
            <text:p>2343</text:p>
          </table:table-cell>
          <table:table-cell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20" calcext:value-type="float">
            <text:p>3320</text:p>
          </table:table-cell>
          <table:table-cell office:value-type="float" office:value="1.03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636" calcext:value-type="float">
            <text:p>36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131" calcext:value-type="float">
            <text:p>4131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279" calcext:value-type="float">
            <text:p>4279</text:p>
          </table:table-cell>
          <table:table-cell office:value-type="float" office:value="1.07" calcext:value-type="float">
            <text:p>1.0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764" calcext:value-type="float">
            <text:p>4764</text:p>
          </table:table-cell>
          <table:table-cell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014" calcext:value-type="float">
            <text:p>3014</text:p>
          </table:table-cell>
          <table:table-cell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254" calcext:value-type="float">
            <text:p>3254</text:p>
          </table:table-cell>
          <table:table-cell office:value-type="float" office:value="0.89" calcext:value-type="float">
            <text:p>0.8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646" calcext:value-type="float">
            <text:p>2646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099" calcext:value-type="float">
            <text:p>3099</text:p>
          </table:table-cell>
          <table:table-cell office:value-type="float" office:value="1.02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451" calcext:value-type="float">
            <text:p>3451</text:p>
          </table:table-cell>
          <table:table-cell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744" calcext:value-type="float">
            <text:p>2744</text:p>
          </table:table-cell>
          <table:table-cell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015" calcext:value-type="float">
            <text:p>3015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30" calcext:value-type="float">
            <text:p>2730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682" calcext:value-type="float">
            <text:p>2682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03" calcext:value-type="float">
            <text:p>30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43" calcext:value-type="float">
            <text:p>27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494" calcext:value-type="float">
            <text:p>2494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13" calcext:value-type="float">
            <text:p>2413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72" calcext:value-type="float">
            <text:p>26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131" calcext:value-type="float">
            <text:p>31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616" calcext:value-type="float">
            <text:p>3616</text:p>
          </table:table-cell>
          <table:table-cell office:value-type="float" office:value="1.03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03" calcext:value-type="float">
            <text:p>3003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52" calcext:value-type="float">
            <text:p>2452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33" calcext:value-type="float">
            <text:p>2333</text:p>
          </table:table-cell>
          <table:table-cell office:value-type="float" office:value="1.19" calcext:value-type="float">
            <text:p>1.1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621" calcext:value-type="float">
            <text:p>2621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984" calcext:value-type="float">
            <text:p>2984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05" calcext:value-type="float">
            <text:p>3005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58" calcext:value-type="float">
            <text:p>2258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917" calcext:value-type="float">
            <text:p>2917</text:p>
          </table:table-cell>
          <table:table-cell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54" calcext:value-type="float">
            <text:p>1954</text:p>
          </table:table-cell>
          <table:table-cell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093" calcext:value-type="float">
            <text:p>3093</text:p>
          </table:table-cell>
          <table:table-cell office:value-type="float" office:value="1.03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316" calcext:value-type="float">
            <text:p>3316</text:p>
          </table:table-cell>
          <table:table-cell office:value-type="float" office:value="1.19" calcext:value-type="float">
            <text:p>1.1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214" calcext:value-type="float">
            <text:p>22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335" calcext:value-type="float">
            <text:p>2335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316" calcext:value-type="float">
            <text:p>33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636" calcext:value-type="float">
            <text:p>36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133" calcext:value-type="float">
            <text:p>4133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268" calcext:value-type="float">
            <text:p>4268</text:p>
          </table:table-cell>
          <table:table-cell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757" calcext:value-type="float">
            <text:p>4757</text:p>
          </table:table-cell>
          <table:table-cell office:value-type="float" office:value="1.0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025" calcext:value-type="float">
            <text:p>3025</text:p>
          </table:table-cell>
          <table:table-cell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270" calcext:value-type="float">
            <text:p>3270</text:p>
          </table:table-cell>
          <table:table-cell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645" calcext:value-type="float">
            <text:p>26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096" calcext:value-type="float">
            <text:p>3096</text:p>
          </table:table-cell>
          <table:table-cell office:value-type="float" office:value="0.83" calcext:value-type="float">
            <text:p>0.8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461" calcext:value-type="float">
            <text:p>3461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754" calcext:value-type="float">
            <text:p>2754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017" calcext:value-type="float">
            <text:p>30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ast_cal.A1:fast_cal.D37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7T21:49:30.646000000</dc:date>
    <meta:editing-duration>PT58S</meta:editing-duration>
    <meta:editing-cycles>1</meta:editing-cycles>
    <meta:generator>LibreOffice/4.4.7.2$Windows_x86 LibreOffice_project/f3153a8b245191196a4b6b9abd1d0da16eead600</meta:generator>
    <meta:document-statistic meta:table-count="1" meta:cell-count="14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798cm" svg:height="10.121cm" xlink:href=".." xlink:type="simple" chart:class="chart:line" chart:style-name="ch1">
        <chart:legend chart:legend-position="end" svg:x="28.561cm" svg:y="4.761cm" style:legend-expansion="high" chart:style-name="ch2"/>
        <chart:plot-area chart:style-name="ch3" table:cell-range-address="fast_cal.D1:fast_cal.D371" chart:data-source-has-labels="row" svg:x="0.615cm" svg:y="0.202cm" svg:width="27.331cm" svg:height="9.717cm">
          <chartooo:coordinate-region svg:x="1.342cm" svg:y="0.323cm" svg:width="26.536cm" svg:height="8.5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ast_cal.D2:fast_cal.D371" chart:label-cell-address="fast_cal.D1:fast_cal.D1" chart:class="chart:line">
            <chart:data-point chart:repeated="3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_V</text:p>
                <draw:g>
                  <svg:desc>fast_cal.D1:fast_ca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">
                <text:p>1.07</text:p>
                <draw:g>
                  <svg:desc>fast_cal.D2:fast_cal.D3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